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npu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Input</text:h>
                    <text:list>
                        <text:list-item>
                            <text:h text:style-name="Heading_20_2" text:outline-level="2">Description</text:h>
                        </text:list-item>
                    </text:list>
                </text:list-item>
            </text:list>

            <text:p text:style-name="Standard"><text:span>Adds data input to a user action or user widget.</text:span></text:p><text:p text:style-name="Standard"/>

            
                <text:list xml:id="list_Input2" text:continue-numbering="true" text:continue-list="list_In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nput5"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Input name.</text:span></text:p><text:p text:style-name="Standard"/>,
                                            <text:list xml:id="list_Input6" text:continue-numbering="true" text:continue-list="list_Input5" text:style-name="Outline">
                                                <text:list-item>
                                                    <text:list>
                                                        <text:list-item>
                                                            <text:list>
                                                                <text:list-item>
                                                                    <text:h text:style-name="Heading_20_3" text:outline-level="3">
                                                                        Type
                                                                        <text:s text:c="4"/>
                                                                        <text:span text:style-name="T2">String</text:span>
                                                                    </text:h>
                                                                </text:list-item>
                                                            </text:list>
                                                        </text:list-item>
                                                    </text:list>
                                                </text:list-item>
                                            </text:list>
                                            <text:p text:style-name="Standard"><text:span>Input data typ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nput7" text:continue-numbering="true" text:continue-list="list_Inpu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nput8" text:continue-numbering="true" text:continue-list="list_Inpu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Input9" text:continue-numbering="true" text:continue-list="list_Inpu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Input10" text:continue-numbering="true" text:continue-list="list_Inpu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nput11" text:continue-numbering="true" text:continue-list="list_Inpu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Input3" text:continue-numbering="true" text:continue-list="list_Input2" text:style-name="Outline">
                    <text:list-item>
                        <text:list>
                            <text:list-item>
                                <text:h text:style-name="Heading_20_2" text:outline-level="2">Inputs</text:h>
                            </text:list-item>
                        </text:list>
                    </text:list-item>
                </text:list>

                

            
                <text:list xml:id="list_Input4" text:continue-numbering="true" text:continue-list="list_Input3" text:style-name="Outline">
                    <text:list-item>
                        <text:list>
                            <text:list-item>
                                <text:h text:style-name="Heading_20_2" text:outline-level="2">Outputs</text:h>
                            </text:list-item>
                        </text:list>
                    </text:list-item>
                </text:list>

                
                            <text:list xml:id="list_Input12"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The data received by the caller of the user action is passed through this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